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paragraph-properties fo:text-align="end" style:justify-single-word="false"/>
      <style:text-properties fo:language="de" fo:country="DE"/>
    </style:style>
    <style:style style:name="P3" style:family="paragraph" style:parent-style-name="Footer">
      <style:paragraph-properties fo:text-align="end" style:justify-single-word="false"/>
      <style:text-properties fo:font-size="14pt" fo:background-color="#ffffff" style:font-size-asian="14pt" style:font-size-complex="14pt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text-align="start" style:justify-single-word="false"/>
      <style:text-properties fo:language="de" fo:country="DE"/>
    </style:style>
    <style:style style:name="P6" style:family="paragraph" style:parent-style-name="Standard">
      <style:paragraph-properties fo:text-align="center" style:justify-single-word="false"/>
      <style:text-properties fo:language="de" fo:country="DE"/>
    </style:style>
    <style:style style:name="P7" style:family="paragraph" style:parent-style-name="Standard">
      <style:paragraph-properties fo:text-align="center" style:justify-single-word="false"/>
      <style:text-properties fo:font-size="14pt" fo:language="de" fo:country="D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de" fo:country="D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3pt" fo:language="de" fo:country="D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de" fo:country="DE" officeooo:paragraph-rsid="0010271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de" fo:country="DE" officeooo:rsid="00102712" officeooo:paragraph-rsid="00102712" style:font-size-asian="13pt" style:font-size-complex="13pt"/>
    </style:style>
    <style:style style:name="P12" style:family="paragraph" style:parent-style-name="Text_20_body">
      <style:text-properties officeooo:rsid="0072701b" officeooo:paragraph-rsid="0072701b"/>
    </style:style>
    <style:style style:name="P13" style:family="paragraph" style:parent-style-name="Text_20_body">
      <style:text-properties officeooo:rsid="00734f2c" officeooo:paragraph-rsid="00734f2c"/>
    </style:style>
    <style:style style:name="P14" style:family="paragraph" style:parent-style-name="Text_20_body">
      <style:text-properties officeooo:rsid="00749c8c" officeooo:paragraph-rsid="007527d9"/>
    </style:style>
    <style:style style:name="P15" style:family="paragraph" style:parent-style-name="Text_20_body">
      <style:text-properties officeooo:rsid="00749c8c" officeooo:paragraph-rsid="00762a22"/>
    </style:style>
    <style:style style:name="P16" style:family="paragraph" style:parent-style-name="Text_20_body">
      <style:text-properties officeooo:rsid="007527d9" officeooo:paragraph-rsid="007527d9"/>
    </style:style>
    <style:style style:name="P17" style:family="paragraph" style:parent-style-name="Text_20_body">
      <style:text-properties officeooo:rsid="007527d9" officeooo:paragraph-rsid="007577f0"/>
    </style:style>
    <style:style style:name="P18" style:family="paragraph" style:parent-style-name="Text_20_body">
      <style:text-properties officeooo:rsid="007577f0" officeooo:paragraph-rsid="007577f0"/>
    </style:style>
    <style:style style:name="P19" style:family="paragraph" style:parent-style-name="Text_20_body">
      <style:text-properties officeooo:paragraph-rsid="00762a22"/>
    </style:style>
    <style:style style:name="P20" style:family="paragraph" style:parent-style-name="Standard" style:master-page-name="First_20_Page">
      <style:paragraph-properties style:page-number="auto"/>
      <style:text-properties fo:language="de" fo:country="DE"/>
    </style:style>
    <style:style style:name="P21" style:family="paragraph" style:parent-style-name="Text_20_body" style:list-style-name="L1">
      <style:text-properties officeooo:rsid="0072701b" officeooo:paragraph-rsid="0072701b"/>
    </style:style>
    <style:style style:name="P22" style:family="paragraph" style:parent-style-name="Text_20_body" style:list-style-name="L2">
      <style:text-properties officeooo:rsid="0072701b" officeooo:paragraph-rsid="0072701b"/>
    </style:style>
    <style:style style:name="P23" style:family="paragraph" style:parent-style-name="Text_20_body" style:list-style-name="L1">
      <style:text-properties officeooo:rsid="00734f2c" officeooo:paragraph-rsid="00734f2c"/>
    </style:style>
    <style:style style:name="P24" style:family="paragraph" style:parent-style-name="Text_20_body" style:list-style-name="L2">
      <style:text-properties officeooo:rsid="00734f2c" officeooo:paragraph-rsid="00734f2c"/>
    </style:style>
    <style:style style:name="P25" style:family="paragraph" style:parent-style-name="Text_20_body" style:list-style-name="L3">
      <style:text-properties officeooo:rsid="00734f2c" officeooo:paragraph-rsid="00734f2c"/>
    </style:style>
    <style:style style:name="P26" style:family="paragraph" style:parent-style-name="Text_20_body" style:list-style-name="L3">
      <style:text-properties officeooo:rsid="007470f2" officeooo:paragraph-rsid="007470f2"/>
    </style:style>
    <style:style style:name="P27" style:family="paragraph" style:parent-style-name="Text_20_body">
      <style:text-properties officeooo:rsid="00762a22" officeooo:paragraph-rsid="00762a22"/>
    </style:style>
    <style:style style:name="P28" style:family="paragraph" style:parent-style-name="Text_20_body">
      <style:text-properties officeooo:rsid="007577f0" officeooo:paragraph-rsid="007577f0"/>
    </style:style>
    <style:style style:name="P29" style:family="paragraph" style:parent-style-name="Heading_20_1">
      <style:text-properties officeooo:rsid="0072701b" officeooo:paragraph-rsid="0072701b"/>
    </style:style>
    <style:style style:name="T1" style:family="text">
      <style:text-properties officeooo:rsid="0011438e"/>
    </style:style>
    <style:style style:name="T2" style:family="text">
      <style:text-properties officeooo:rsid="00169f6b"/>
    </style:style>
    <style:style style:name="T3" style:family="text">
      <style:text-properties officeooo:rsid="001e9cc8"/>
    </style:style>
    <style:style style:name="T4" style:family="text">
      <style:text-properties officeooo:rsid="00102712"/>
    </style:style>
    <style:style style:name="T5" style:family="text">
      <style:text-properties officeooo:rsid="00709026"/>
    </style:style>
    <style:style style:name="T6" style:family="text">
      <style:text-properties officeooo:rsid="007527d9"/>
    </style:style>
    <style:style style:name="T7" style:family="text">
      <style:text-properties officeooo:rsid="007577f0"/>
    </style:style>
    <style:style style:name="T8" style:family="text">
      <style:text-properties officeooo:rsid="0076159a"/>
    </style:style>
    <style:style style:name="T9" style:family="text">
      <style:text-properties officeooo:rsid="00749c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/>
      <text:p text:style-name="P4"/>
      <text:p text:style-name="P4"/>
      <text:p text:style-name="P4"/>
      <text:p text:style-name="P4"/>
      <text:p text:style-name="Title">Abgabe zu Übungsblatt <text:span text:style-name="T5">4</text:span></text:p>
      <text:p text:style-name="P6"><text:s/></text:p>
      <text:p text:style-name="P7"/>
      <text:p text:style-name="P7"/>
      <text:p text:style-name="P7"/>
      <text:p text:style-name="Subtitle">Rechnerarchitektur und Eingebettete Systeme</text:p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4">Abgabedatum</text:span>:<text:tab/><text:tab/><text:tab/><text:span text:style-name="T2">07.12.2015</text:span></text:p>
      <text:p text:style-name="P9"/>
      <text:p text:style-name="P9">Semester:<text:tab/><text:tab/><text:tab/><text:tab/><text:span text:style-name="T4">Wintersemester </text:span>201<text:span text:style-name="T4">5/16</text:span></text:p>
      <text:p text:style-name="P9"/>
      <text:p text:style-name="P10">Beteiligte:<text:tab/><text:tab/><text:tab/><text:tab/><text:span text:style-name="T4">296118</text:span> <text:span text:style-name="T4">Stefan Fuhrmann</text:span> – <text:span text:style-name="T4">Techn.Inf. HS Bremen</text:span></text:p>
      <text:p text:style-name="P10"><text:tab/><text:tab/><text:tab/><text:tab/><text:tab/>325585 Steffen Christiansen <text:s/>– <text:span text:style-name="T4">Techn.Inf. HS Bremen</text:span></text:p>
      <text:p text:style-name="P10"><text:tab/><text:tab/><text:tab/><text:tab/><text:tab/><text:span text:style-name="T4">4140709</text:span> <text:span text:style-name="T4">Daniel Tauritis</text:span> <text:s/>– <text:span text:style-name="T4">Inf. Uni Bremen</text:span></text:p>
      <text:p text:style-name="P10"/>
      <text:p text:style-name="P11">Gruppennummer:<text:tab/><text:tab/><text:tab/>1</text:p>
      <text:p text:style-name="P9"/>
      <text:p text:style-name="P9">Laborleitung /-Betreuung:<text:tab/><text:span text:style-name="T4">Oliver Keszöcze</text:span></text:p>
      <text:p text:style-name="P5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9" text:outline-level="1"><text:soft-page-break/>Aufgabe 1</text:h>
      <text:p text:style-name="P18"/>
      <text:p text:style-name="P18">Alleine dadurch, dass SystemC ein<text:span text:style-name="T8">e</text:span> <text:span text:style-name="T8">Bibliothek </text:span>von C++ ist, erlangt es zahlreiche positive und negative Eigenschaften:</text:p>
      <text:p text:style-name="P19"><text:span text:style-name="T6">Der Einstieg in SystemC dürfte den meisten Nutzern</text:span> der Hardwarebranche<text:span text:style-name="T9"> einfacher fallen, da C und C++ unter ihnen weit verbreitet sind. Die umfangreiche Funktionalität von C++ geht dabei nicht verloren. SystemC ist zudem kostenlos und Open Source, was SystemC im Laufe des letzten Jahrzehntes bei vielen Unternehmen beliebt gemacht hat.</text:span></text:p>
      <text:p text:style-name="P17">System C ist keine reine Hardware-Beschreibungssprache, was die Hardwaresynthese gegenüber anderen Sprachen erschwert.</text:p>
      <text:p text:style-name="P14"><text:span text:style-name="T6">Es </text:span>gehen aber nur wenige der Funktionen anderer <text:span text:style-name="T6">Hardware-Beschreibungssprache</text:span> verloren, da SystemC in Teilen an VHDL und Verilog angelehnt ist und ebenfalls über spezielle Hardware-Datentypen verfüg<text:span text:style-name="T7">t, die zur Handwarebeschreibung vonnöten sind.</text:span></text:p>
      <text:p text:style-name="P15">Im Gegensatz zu diesen Sprachen ist SystemC erheblich abtrakter, <text:span text:style-name="T7">was SystenC nutzen kann, um Simulationen erheblich schneller durchzuführen</text:span>. </text:p>
      <text:p text:style-name="P27">Modellierung auf Register-Transferebene und somit die Hardwaresynthese sind in SystemC ebenfalls möglich. Für diese Zwecke wird aber in der Regel weiterhin VHDL oder Verilog vorgezogen.</text:p>
      <text:p text:style-name="P16">Wenn <text:span text:style-name="T7">abstrahierte</text:span> Hardware <text:span text:style-name="T7">das Ziel des Nutzers ist oder für diesen kein Problem darstellt,</text:span> ist SystemC <text:span text:style-name="T7">eine attraktive Option</text:span>. <text:span text:style-name="T7">So kann beispielsweise festgestellt werden, ob ein System korrekt simuliert werden kann, um es anschließend in einer hardwarenäheren HDL umzusetz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paragraph-properties fo:text-align="end" style:justify-single-word="false"/>
      <style:text-properties fo:language="de" fo:country="DE"/>
    </style:style>
    <style:style style:name="MP3" style:family="paragraph" style:parent-style-name="Footer">
      <style:paragraph-properties fo:text-align="end" style:justify-single-word="false"/>
      <style:text-properties fo:font-size="14pt" fo:background-color="#ffffff" style:font-size-asian="14pt" style:font-size-complex="14pt"/>
    </style:style>
    <style:style style:name="MT1" style:family="text">
      <style:text-properties officeooo:rsid="0011438e"/>
    </style:style>
    <style:style style:name="MT2" style:family="text">
      <style:text-properties officeooo:rsid="00169f6b"/>
    </style:style>
    <style:style style:name="MT3" style:family="text">
      <style:text-properties officeooo:rsid="001e9cc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span text:style-name="MT1">Gruppe 1</text:span><text:tab/><text:span text:style-name="MT1">RAuES</text:span> – <text:span text:style-name="MT1">Abgabe zu Übungsblatt 3</text:span><text:tab/><text:span text:style-name="MT2">03.12.2015</text:span></text:p>
      </style:header>
      <style:footer>
        <text:p text:style-name="MP2"><text:span text:style-name="MT3">Seite </text:span><text:page-number text:select-page="current">0</text:page-number>/<text:page-count>2</text:page-count></text:p>
      </style:footer>
    </style:master-page>
    <style:master-page style:name="First_20_Page" style:display-name="First Page" style:page-layout-name="Mpm3" style:next-style-name="Standard">
      <style:footer>
        <text:p text:style-name="MP3"><text:page-number text:select-page="current">1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7M12S</meta:editing-duration>
    <meta:editing-cycles>137</meta:editing-cycles>
    <meta:generator>LibreOffice/4.2.1.1$Windows_x86 LibreOffice_project/d7dbbd7842e6a58b0f521599204e827654e1fb8b</meta:generator>
    <dc:date>2015-12-16T18:49:32.076000000</dc:date>
    <meta:print-date>2014-04-02T00:53:40.17</meta:print-date>
    <meta:document-statistic meta:table-count="0" meta:image-count="0" meta:object-count="0" meta:page-count="2" meta:paragraph-count="21" meta:word-count="243" meta:character-count="1836" meta:non-whitespace-character-count="1585"/>
    <meta:user-defined meta:name="Info 1"/>
    <meta:user-defined meta:name="Info 2"/>
    <meta:user-defined meta:name="Info 3"/>
    <meta:user-defined meta:name="Info 4"/>
  </office:meta>
</office:document-meta>
</file>